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ff1" officeooo:paragraph-rsid="0016bff1"/>
    </style:style>
    <style:style style:name="P2" style:family="paragraph" style:parent-style-name="Standard">
      <style:text-properties officeooo:rsid="001ba9ad" officeooo:paragraph-rsid="001ba9ad" fo:background-color="#ffff00"/>
    </style:style>
    <style:style style:name="P3" style:family="paragraph" style:parent-style-name="Standard">
      <style:text-properties officeooo:rsid="00192e4d" officeooo:paragraph-rsid="00192e4d" fo:background-color="#ffff00"/>
    </style:style>
    <style:style style:name="P4" style:family="paragraph" style:parent-style-name="Standard">
      <style:text-properties officeooo:rsid="0018bf9a" officeooo:paragraph-rsid="0018bf9a" fo:background-color="#ffff00"/>
    </style:style>
    <style:style style:name="P5" style:family="paragraph" style:parent-style-name="Standard">
      <style:text-properties officeooo:rsid="001cb4fc" officeooo:paragraph-rsid="001cb4fc" fo:background-color="#ffff00"/>
    </style:style>
    <style:style style:name="P6" style:family="paragraph" style:parent-style-name="Standard">
      <style:text-properties officeooo:rsid="001d7cae" officeooo:paragraph-rsid="001d7cae"/>
    </style:style>
    <style:style style:name="T1" style:family="text">
      <style:text-properties officeooo:rsid="00192e4d"/>
    </style:style>
    <style:style style:name="T2" style:family="text">
      <style:text-properties officeooo:rsid="001ba9a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ba9ad" fo:background-color="#ffff00" loext:char-shading-value="0"/>
    </style:style>
    <style:style style:name="T5" style:family="text">
      <style:text-properties officeooo:rsid="0021c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faire lundi</text:p>
      <text:p text:style-name="P1"/>
      <text:p text:style-name="P6">Cable data Arduino - AX12</text:p>
      <text:p text:style-name="P1">Stratégie secondaire <text:span text:style-name="T2">(presque finie)</text:span></text:p>
      <text:p text:style-name="P1">Stratégie principal</text:p>
      <text:p text:style-name="P1">Détection <text:span text:style-name="T1">IR (brancher deuxième capteur Dédale + 2 capteurs Minos)</text:span></text:p>
      <text:p text:style-name="P3">Support balise <text:span text:style-name="T2">(sur les deux robots)</text:span></text:p>
      <text:p text:style-name="P1">Support caméra + repérage couleur <text:span text:style-name="T2">(vérifier si homologable)</text:span></text:p>
      <text:p text:style-name="P1"><text:span text:style-name="T3">Lancement abeille </text:span><text:span text:style-name="T4">(servomoteur au niveau du canon sorti + adaptateur pour une tige + une tige)</text:span></text:p>
      <text:p text:style-name="P4">Bouchon de liège + aiguilles</text:p>
      <text:p text:style-name="P3">Tirettes →<text:span text:style-name="T5"> OK </text:span></text:p>
      <text:p text:style-name="P5">Endstop droit Dédal <text:s/>→<text:span text:style-name="T5"> 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9:44:45.728000000</meta:creation-date>
    <dc:date>2018-05-08T00:40:08.482000000</dc:date>
    <meta:editing-duration>PT9H35M10S</meta:editing-duration>
    <meta:editing-cycles>4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1" meta:word-count="67" meta:character-count="415" meta:non-whitespace-character-count="357"/>
  </office:meta>
</office:document-meta>
</file>